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top="1in" fo:margin-bottom="0in" fo:text-align="center" style:justify-single-word="false"/>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Reference">
      <style:paragraph-properties fo:margin-left="0.5in" fo:margin-right="0in" fo:line-height="200%" fo:text-indent="-0.5in" style:auto-text-indent="false">
        <style:tab-stops/>
      </style:paragraph-properties>
    </style:style>
    <style:style style:name="P9" style:family="paragraph" style:parent-style-name="Reference">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Standard" style:master-page-name="First_20_Page">
      <style:paragraph-properties fo:margin-top="2.5in" fo:margin-bottom="0in" fo:text-align="center" style:justify-single-word="false" style:page-number="auto"/>
    </style:style>
    <style:style style:name="P1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3" style:family="paragraph" style:parent-style-name="Standard">
      <style:paragraph-properties fo:margin-left="0.5in" fo:margin-right="0in" fo:line-height="200%" fo:text-indent="-0.5in" style:auto-text-indent="false">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paragraph-properties fo:margin-left="0in" fo:margin-right="0in" fo:text-indent="0in" style:auto-text-indent="false"/>
    </style:style>
    <style:style style:name="P21" style:family="paragraph" style:parent-style-name="Header">
      <style:paragraph-properties>
        <style:tab-stops>
          <style:tab-stop style:position="7.5in" style:type="right"/>
        </style:tab-stops>
      </style:paragraph-properties>
    </style:style>
    <style:style style:name="P22" style:family="paragraph" style:parent-style-name="Heading_20_1" style:master-page-name="Table_20_of_20_contents">
      <style:paragraph-properties style:page-number="auto"/>
    </style:style>
    <style:style style:name="P23" style:family="paragraph" style:parent-style-name="Heading_20_1" style:master-page-name="Introduction">
      <style:paragraph-properties style:page-number="1"/>
    </style:style>
    <style:style style:name="P24" style:family="paragraph" style:parent-style-name="Heading_20_1" style:master-page-name="Literature_20_review">
      <style:paragraph-properties style:page-number="auto"/>
    </style:style>
    <style:style style:name="P25" style:family="paragraph" style:parent-style-name="Heading_20_1" style:master-page-name="References">
      <style:paragraph-properties style:page-number="auto"/>
    </style:style>
    <style:style style:name="P26" style:family="paragraph" style:parent-style-name="Heading_20_3">
      <style:text-properties fo:font-style="normal" style:font-style-asian="normal" style:font-style-complex="normal"/>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action Design and Activity Theory: Designing for Social Code Review</text:p>
      <text:p text:style-name="P6">by</text:p>
      <text:p text:style-name="P3">Randy Souza</text:p>
      <text:p text:style-name="P3">Month 2010</text:p>
      <text:p text:style-name="P6">Presented to the</text:p>
      <text:p text:style-name="P3">School of Information Arts and Technologies</text:p>
      <text:p text:style-name="P3">University of Baltimore</text:p>
      <text:p text:style-name="P6">In Partial Fulfillment</text:p>
      <text:p text:style-name="P3">of the Requirements for the Degree</text:p>
      <text:p text:style-name="P3">Master of Science</text:p>
      <text:p text:style-name="P6">Approved by:<text:tab/><text:span text:style-name="T3"><text:tab/><text:tab/><text:tab/><text:tab/><text:tab/><text:tab/></text:span></text:p>
      <text:p text:style-name="P4"><text:tab/><text:tab/>Kathryn Summers, IDIA Program Director</text:p>
      <text:p text:style-name="P1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2" text:outline-level="1">Table of Contents</text:h>
          </text:index-title>
          <text:p text:style-name="P28">Introduction<text:tab/>1</text:p>
          <text:p text:style-name="P28">Literature Review<text:tab/>2</text:p>
          <text:p text:style-name="P27">Software Inspection<text:tab/>2</text:p>
          <text:p text:style-name="P29">Benefits of code review.<text:tab/>3</text:p>
          <text:p text:style-name="P29">Limitations of code review.<text:tab/>6</text:p>
          <text:p text:style-name="P29">Evolution of the code review process.<text:tab/>8</text:p>
          <text:p text:style-name="P29">Code reading techniques.<text:tab/>14</text:p>
          <text:p text:style-name="P29">Code review tools.<text:tab/>18</text:p>
          <text:p text:style-name="P29">Summary.<text:tab/>22</text:p>
          <text:p text:style-name="P27">Interaction Design and the Challenge of Context<text:tab/>23</text:p>
          <text:p text:style-name="P28">References<text:tab/>24</text:p>
        </text:index-body>
      </text:table-of-content>
      <text:p text:style-name="P5"/>
      <text:h text:style-name="P23"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4"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Heading_20_3" text:outline-level="3"><text:soft-page-break/><text:span text:style-name="T7">Limitations of code review.</text:span></text:h>
      <text:p text:style-name="Text_20_body"><text:span text:style-name="T7">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span></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Text_20_body"><text:span text:style-name="T7">Johnson (1998) associated low adoption of code review in industry with failure to embrace changes in technology (the emergence of the Web), organization (distributed development), and research (computer supported cooperative work). To address these limitations, Johnson (1998) proposed:</text:span></text:p>
      <text:list xml:id="list1990339471" text:style-name="L1">
        <text:list-item>
          <text:p text:style-name="P14">Integration of inspection and development processes to connect reviews with day-to-day work;</text:p>
        </text:list-item>
        <text:list-item>
          <text:p text:style-name="P14">Asynchronous review in place of formal meetings, which would reduce waste associated with meetings and allow more frequent reviews;</text:p>
        </text:list-item>
        <text:list-item>
          <text:p text:style-name="P14">Emphasizing developer quality over defect detection, building programmer skills and precluding repeat defects;</text:p>
        </text:list-item>
        <text:list-item>
          <text:p text:style-name="P14">Creation of organization-wide review knowledge bases to streamline inspection;</text:p>
        </text:list-item>
        <text:list-item>
          <text:p text:style-name="P14">Outsourcing review to dedicated inspection consultants who bring community best practices into the development team;</text:p>
        </text:list-item>
        <text:list-item>
          <text:p text:style-name="P14">Computer mediation to reduce clerical overhead and support analysis and reflection;</text:p>
        </text:list-item>
        <text:list-item>
          <text:p text:style-name="P14">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05663446" text:continue-list="list1990339471" text:style-name="L1">
        <text:list-item text:start-value="1">
          <text:p text:style-name="P14">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4">In the <text:span text:style-name="T5">overview</text:span> stage the author assigned roles, shared the goals of the inspection, and identified the portions of the material under review (Fagan, 1976).</text:p>
        </text:list-item>
        <text:list-item>
          <text:p text:style-name="P14">During the <text:span text:style-name="T5">preparation</text:span> stage reviewers read the material to become familiar with the code, but were discouraged from looking for defects (Fagan, 1976).</text:p>
        </text:list-item>
        <text:list-item>
          <text:p text:style-name="P14">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4">In the <text:span text:style-name="T5">rework</text:span> stage, the code author evaluated the list of defects and made repairs (Fagan, 1976).</text:p>
        </text:list-item>
        <text:list-item>
          <text:p text:style-name="P14"><text:soft-page-break/>Finally, during the <text:span text:style-name="T5">follow up</text:span> stage, the author verified the rework with the original review team (Fagan, 1976).</text:p>
        </text:list-item>
      </text:list>
      <text:p text:style-name="P20">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Text_20_body"><text:span text:style-name="T7">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span></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Heading_20_3" text:outline-level="3"><text:span text:style-name="T7">The impact of developer skills on coded review.</text:span></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Text_20_body"><text:span text:style-name="T7">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span></text:p>
      <text:list xml:id="list769019703" text:style-name="L3">
        <text:list-item>
          <text:p text:style-name="P18"><text:soft-page-break/>Specify the goals of the inspection, defining terms and indicating what is being reviewed and what type of feedback is desired.</text:p>
        </text:list-item>
        <text:list-item>
          <text:p text:style-name="P18">Identify tradeoffs in reviewer skills, such as domain expertise versus implementation language expertise.</text:p>
        </text:list-item>
        <text:list-item>
          <text:p text:style-name="P18">Clean up the product to be inspected. Automated tools may fix style issues that can distract reviewers from functional defects.</text:p>
        </text:list-item>
        <text:list-item>
          <text:p text:style-name="P18">Use a structured inspection technique.</text:p>
        </text:list-item>
        <text:list-item>
          <text:p text:style-name="P18">Build a process based on inspections. The infrastructure available must identify goals, timing, and participants for an inspection.</text:p>
        </text:list-item>
        <text:list-item>
          <text:p text:style-name="P18">Give inspectors responsibility and authority. Make the author available to reviewers. Divide code among reviewers to foster a sense of ownership.</text:p>
        </text:list-item>
        <text:list-item>
          <text:p text:style-name="P18">Ensure that inspectors have the space to inspect. Schedules must accommodate inspections.</text:p>
        </text:list-item>
        <text:list-item>
          <text:p text:style-name="P19"><text:span text:style-name="T7">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Text_20_body"><text:span text:style-name="T7">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span></text:p>
      <text:p text:style-name="P1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Text_20_body"><text:span text:style-name="T7">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span></text:p>
      <text:p text:style-name="P10">Scenario-based reading was introduced as a meta-technique that varied reading techniques in different project scenarios (Basili, 1997). A reading technique could be selected by assessing the project across dimensions including:</text:p>
      <text:list xml:id="list294976052" text:style-name="L2">
        <text:list-item>
          <text:p text:style-name="P17">The goals of the review, for example, to find bugs, to understand performance, or to evaluate maintainability;</text:p>
        </text:list-item>
        <text:list-item>
          <text:p text:style-name="P17">The context of the review, for example, the project phase or available inspectors;</text:p>
        </text:list-item>
        <text:list-item>
          <text:p text:style-name="P17"><text:soft-page-break/>The type of input under review, for example, code, requirements, or tests;</text:p>
        </text:list-item>
        <text:list-item>
          <text:p text:style-name="P17">The type of output desired;</text:p>
        </text:list-item>
        <text:list-item>
          <text:p text:style-name="P17">The degree of rigor required;</text:p>
        </text:list-item>
        <text:list-item>
          <text:p text:style-name="P17">The perspective of the reviewer;</text:p>
        </text:list-item>
        <text:list-item>
          <text:p text:style-name="P17">Qualities of the product, for example, the age of the code or level of test coverage;</text:p>
        </text:list-item>
        <text:list-item>
          <text:p text:style-name="P15"><text:span text:style-name="T7">Qualities of the overall process, such as reviewer training (Basili, 1997).</text:span></text:p>
        </text:list-item>
      </text:list>
      <text:p text:style-name="P10">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0">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Text_20_body"><text:span text:style-name="T7">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span></text:p>
      <text:h text:style-name="P26" text:outline-level="3">Code review tools.</text:h>
      <text:p text:style-name="P1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Text_20_body"><text:soft-page-break/><text:span text:style-name="T7">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span></text:p>
      <text:p text:style-name="Text_20_body"><text:span text:style-name="T7">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span></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Text_20_body"><text:span text:style-name="T7">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span></text:p>
      <text:p text:style-name="P10">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0">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244440209" text:continue-numbering="true" text:style-name="L2">
        <text:list-item>
          <text:p text:style-name="P17">Inspection of multiple <text:span text:style-name="T5">artifact </text:span>formats,<text:span text:style-name="T5"> </text:span>including text and graphics, stored in multiple repository types, including file system and source code control;</text:p>
        </text:list-item>
        <text:list-item>
          <text:p text:style-name="P17">Asynchronous or synchronous <text:span text:style-name="T5">process</text:span>, including integration with project management tools;</text:p>
        </text:list-item>
        <text:list-item>
          <text:p text:style-name="P17">Multifaceted <text:span text:style-name="T5">results</text:span>, including the severity, type, and resolution of defects (Hedberg, 2004).</text:p>
        </text:list-item>
      </text:list>
      <text:h text:style-name="Heading_20_3" text:outline-level="3"><text:soft-page-break/><text:span text:style-name="T7">Summary.</text:span></text:h>
      <text:p text:style-name="Text_20_body"><text:span text:style-name="T7">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ological, behavioral, and contextual factors (Iisakka &amp; Tervonen, 2001; Kelly &amp; Shepard, 2002; Denger &amp; Shull, 2007).</text:span></text:p>
      <text:h text:style-name="Heading_20_2" text:outline-level="2"><text:span text:style-name="T7">Human-Computer Interaction and the Challenge of Context</text:span></text:h>
      <text:p text:style-name="Text_20_body"><text:span text:style-name="T7">HCI is uniquely positioned to address context, since it has been addressing it for a while... Exploration of social, behavioral, and contextual issues in technology design may be seen as an ongoing challenge in HCI research.</text:span></text:p>
      <text:h text:style-name="Heading_20_3" text:outline-level="3"><text:span text:style-name="T7">From human factors to human actors.</text:span></text:h>
      <text:h text:style-name="Heading_20_3" text:outline-level="3"><text:span text:style-name="T7">From usability to user experience.</text:span></text:h>
      <text:h text:style-name="Heading_20_3" text:outline-level="3"><text:span text:style-name="T7">From user-centered design to activity-centered design.</text:span></text:h>
      <text:h text:style-name="Heading_20_2" text:outline-level="2"><text:span text:style-name="T7">Activity Theory </text:span></text:h>
      <text:h text:style-name="P25"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7"><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7">Beck, K. (with Andres, C.). (2004). Extreme programming explained (2nd Ed.). Boston, MA: Addison-Wesley.</text:p>
      <text:p text:style-name="P7">Biffl, S. (2000, November/December). Using inspection data for defect estimation. <text:span text:style-name="T5">IEEE Software</text:span><text:span text:style-name="T7">, 36-43.</text:span></text:p>
      <text:p text:style-name="P7"><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9">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7"><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7"><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7"><text:span text:style-name="T7">Fagan, M. E. (1986). Advances in software inspections. </text:span><text:span text:style-name="T5">IEEE Transactions on Software Engineering, 12</text:span><text:span text:style-name="T7">, 744-751.</text:span></text:p>
      <text:p text:style-name="P7"><text:span text:style-name="T7">Gay, G., &amp; Hembrooke, H. (2004). </text:span><text:span text:style-name="T5">Activity-centered design: An ecological approach to designing smart tools and usable systems</text:span><text:span text:style-name="T7">. Cambridge, MA: MIT Press.</text:span></text:p>
      <text:p text:style-name="P7"><text:span text:style-name="T7">Glass, R. L. (1999). Inspections—some surprising findings. </text:span><text:span text:style-name="T5">Communications of the ACM, 42</text:span><text:span text:style-name="T7">(4), 17-19.</text:span></text:p>
      <text:p text:style-name="P7"><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7"><text:soft-page-break/><text:span text:style-name="T7">Hassenzahl, M., &amp; Tractinsky, N. (2006). User experience—a research agenda. </text:span><text:span text:style-name="T5">Behaviour &amp; Information Technology, 25</text:span><text:span text:style-name="T7">(2), 91-97.</text:span></text:p>
      <text:p text:style-name="P7"><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7"><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7"><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7"><text:span text:style-name="T7">Hyysalo, S. (2005). Objects and motives in a product design process. </text:span><text:span text:style-name="T5">Mind, Culture, and Activity, 12</text:span><text:span text:style-name="T7">, 19-36.</text:span></text:p>
      <text:p text:style-name="P7"><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7"><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7"><text:span text:style-name="T7">Johnson, P. M. (1998). Reengineering inspection. </text:span><text:span text:style-name="T5">Communications of the ACM, 41</text:span><text:span text:style-name="T7">(2), 49-52.</text:span></text:p>
      <text:p text:style-name="P7"><text:soft-page-break/><text:span text:style-name="T7">Kaptelinin, V., &amp; Nardi, B. A. (2006). </text:span><text:span text:style-name="T5">Acting with technology: Activity theory and interaction design</text:span><text:span text:style-name="T7">. Cambridge, MA: MIT Press.</text:span></text:p>
      <text:p text:style-name="P7">Kaptelinin, V., Nardi, B. A., &amp; Macaulay, C. (1999, July-August). The activity checklist: A tool for representing the “space” of context. <text:span text:style-name="T5">interactions</text:span><text:span text:style-name="T7">, 27-39.</text:span></text:p>
      <text:p text:style-name="P7">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7"><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7"><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7">Laitenberger, O., &amp; DeBaud, J-M. (2001). An encompassing life-cycle centric survey of software inspection. <text:span text:style-name="T5">Journal of Systems and Software, 50</text:span><text:span text:style-name="T7">, 5-31.</text:span></text:p>
      <text:p text:style-name="P7"><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7"><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7"><text:span text:style-name="T7">Newell, A., &amp; Card, S. K. (1985). The prospects for psychological science in human-</text:span><text:soft-page-break/><text:span text:style-name="T7">computer interaction. </text:span><text:span text:style-name="T5">Human Computer Interaction, 1</text:span><text:span text:style-name="T7">, 209-242.</text:span></text:p>
      <text:p text:style-name="P7">Nielsen, J. (1994). Usability inspection methods. <text:span text:style-name="T4">Conference Companion on Human Factors in Computing Systems</text:span> (pp. 413-414). New York: ACM.</text:p>
      <text:p text:style-name="P7">Norman, D. A. (1993). <text:span text:style-name="T5">Things that make us smart: Defending human attributes in the age </text:span><text:span text:style-name="T5">of the machine</text:span>. Cambridge, MA: Perseus Books.</text:p>
      <text:p text:style-name="P7">Norman, D. A. (2005, July-August). Human-centered design considered harmful. <text:span text:style-name="T5">interactions, </text:span><text:span text:style-name="T7">14-19.</text:span></text:p>
      <text:p text:style-name="P7">Norman, D. A. (2006, November-December). Logic versus usage: The case for activity-centered design. <text:span text:style-name="T5">interactions</text:span><text:span text:style-name="T7">, 45, 63.</text:span></text:p>
      <text:p text:style-name="P7"><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7"><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7"><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8">Reily, K., Finnerty, P. L., &amp; Terveen, L. (2009). Two peers are better than one: aggregating peer reviews for computing assignments is surprisingly accurate. <text:soft-page-break/><text:span text:style-name="T4">Proceedings of the ACM 2009 International Conference on Supporting Group Work</text:span> (pp. 115-124). New York: ACM.</text:p>
      <text:p text:style-name="P8"><text:span text:style-name="T7">Rombach, D., Ciolkowski, M., Jeffery, R., Laitenberger, O., McGarry, F., &amp; Shull, F. (2008). Impact of research on practice in the field of inspections, reviews, and </text:span><text:span text:style-name="T7">walkthroughs: Learning from successful industrial uses. </text:span><text:span text:style-name="T6">SIGSOFT Software Engineering Note</text:span><text:span text:style-name="T5">s, 33</text:span><text:span text:style-name="T7">(6), 26-35.</text:span></text:p>
      <text:p text:style-name="P7"><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8"><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7">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7">Storey, M-A., Cheng, L-T., Bull, I., &amp; Rigby, P. (2006). Shared waypoints and social tagging to support collaboration in software development. <text:span text:style-name="T4">Proceedings of the 2006 20th Anniversary Conference on Computer Supported Cooperative Work</text:span> (pp. 195-198). New York: ACM.</text:p>
      <text:p text:style-name="P7">Thelin, T., Runeson, P., &amp; Wohlin, C. (2003). An experimental comparison of usage-based and checklist-based reading. <text:span text:style-name="T5">IEEE Transactions on Software Engineering, 29</text:span><text:span text:style-name="T7">, 687-704.</text:span></text:p>
      <text:p text:style-name="P8"><text:span text:style-name="T7">Trytten, D. A. (2005). A design for peer code review. </text:span><text:span text:style-name="T6">Proceedings of the 36</text:span><text:span text:style-name="T9">th</text:span><text:span text:style-name="T6"> SIGCSE </text:span><text:soft-page-break/><text:span text:style-name="T6">Technical Symposium on Computer Science Education</text:span><text:span text:style-name="T7"> (pp. 455-459). New York: ACM.</text:span></text:p>
      <text:p text:style-name="P8"><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8"><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8"><text:span text:style-name="T7">Tyran, C. K., &amp; George, J. F. (2002). Improving software inspections with group process support. </text:span><text:span text:style-name="T5">Communications of the ACM, 45</text:span><text:span text:style-name="T7">(9), 87-92.</text:span></text:p>
      <text:p text:style-name="P7">Uwano, H., Monden, A., &amp; Matsumoto, K. (2008). Are good code reviewers also good at design review? <text:span text:style-name="T4">Proceedings of the Second ACM-IEEE International Symposium on Empirical Software Engineering and Measurement</text:span> (pp. 351-353). New York: ACM.</text:p>
      <text:p text:style-name="P7">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8"><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oft-page-break/><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7"><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style:master-page style:name="References" style:page-layout-name="Mpm4">
      <style:header>
        <text:p text:style-name="MP1">References<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style:master-page style:name="Introduction" style:page-layout-name="Mpm5">
      <style:header>
        <text:p text:style-name="MP1">Introduction<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style:master-page style:name="Abstract" style:page-layout-name="Mpm6">
      <style:header>
        <text:p text:style-name="MP1">Abstract<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0</text:page-number></text:p>
      </style:header>
      <style:footer>
        <text:p text:style-name="MP2">DRAFT <text:date style:data-style-name="N37" text:date-value="2010-11-01T07:07:18.99">11/0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1T07:07:19</dc:date>
    <dc:creator>Randy Souza</dc:creator>
    <meta:editing-duration>PT86H02M02S</meta:editing-duration>
    <meta:editing-cycles>627</meta:editing-cycles>
    <meta:generator>OpenOffice.org/3.2$Linux OpenOffice.org_project/320m12$Build-9483</meta:generator>
    <meta:document-statistic meta:table-count="0" meta:image-count="0" meta:object-count="0" meta:page-count="34" meta:paragraph-count="190" meta:word-count="7194" meta:character-count="49682"/>
  </office:meta>
</office:document-meta>
</file>